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Droid Sans Fallback" style:font-size-asian="10pt" style:font-name-complex="FreeSans" style:font-size-complex="10pt"/>
    </style:style>
    <style:style style:name="ce4" style:family="table-cell" style:parent-style-name="Default">
      <style:text-properties style:font-name="Liberation Sans" style:font-name-asian="Droid Sans Fallback" style:font-size-asian="10pt" style:font-name-complex="FreeSans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472.68pt" svg:y="52.53pt">
            <draw:object draw:notify-on-update-of-ranges="Sheet1.C5:Sheet1.C6 Sheet1.C7:Sheet1.C20 Sheet1.D5:Sheet1.D6 Sheet1.D7:Sheet1.D20 Sheet1.E5:Sheet1.E6 Sheet1.E7:Sheet1.E20 Sheet1.F6:Sheet1.F6 Sheet1.F7:Sheet1.F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Default"/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 table:number-columns-spanned="5" table:number-rows-spanned="1">
            <text:p>Time Complexity of Exponents by Squaring Recursively vs Looping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Exponents</text:p>
          </table:table-cell>
          <table:table-cell table:style-name="ce1" office:value-type="string" calcext:value-type="string">
            <text:p>Recursive</text:p>
          </table:table-cell>
          <table:table-cell table:style-name="ce1" office:value-type="string" calcext:value-type="string">
            <text:p>Looped</text:p>
          </table:table-cell>
          <table:table-cell table:style-name="ce1" office:value-type="string" calcext:value-type="string" table:number-columns-spanned="2" table:number-rows-spanned="1">
            <text:p>Recursive w/o mod2</text:p>
          </table:table-cell>
          <table:covered-table-cell table:style-name="ce6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 table:number-columns-spanned="2" table:number-rows-spanned="1">
            <text:p>6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 table:number-columns-spanned="2" table:number-rows-spanned="1">
            <text:p>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 table:number-columns-spanned="2" table:number-rows-spanned="1">
            <text:p>16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 table:number-columns-spanned="2" table:number-rows-spanned="1">
            <text:p>2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 table:number-columns-spanned="2" table:number-rows-spanned="1">
            <text:p>26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 table:number-columns-spanned="2" table:number-rows-spanned="1">
            <text:p>3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 table:number-columns-spanned="2" table:number-rows-spanned="1">
            <text:p>36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 table:number-columns-spanned="2" table:number-rows-spanned="1">
            <text:p>4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 table:number-columns-spanned="2" table:number-rows-spanned="1">
            <text:p>46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 table:number-columns-spanned="2" table:number-rows-spanned="1">
            <text:p>6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 table:number-columns-spanned="2" table:number-rows-spanned="1">
            <text:p>7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 table:number-columns-spanned="2" table:number-rows-spanned="1">
            <text:p>8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 table:number-columns-spanned="2" table:number-rows-spanned="1">
            <text:p>9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 table:number-columns-spanned="2" table:number-rows-spanned="1">
            <text:p>101</text:p>
          </table:table-cell>
          <table:covered-table-cell/>
        </table:table-row>
        <table:table-row table:style-name="ro1">
          <table:table-cell table:number-columns-repeated="2"/>
          <table:table-cell table:style-name="ce4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* Base 2 was used; however, the base is unimportant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ince time complexity is dependent on exponent size.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o</meta:initial-creator>
    <meta:creation-date>2015-09-27T09:31:03.918457245</meta:creation-date>
    <dc:date>2015-09-27T10:15:12.381524844</dc:date>
    <dc:creator>David Haro</dc:creator>
    <meta:editing-duration>PT12M45S</meta:editing-duration>
    <meta:editing-cycles>2</meta:editing-cycles>
    <meta:generator>LibreOffice/4.4.3.2$Linux_X86_64 LibreOffice_project/40m0$Build-2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dash" draw:stroke-dash="Ultrafine_20_Dashed" svg:stroke-color="#004586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Time Complexity</text:p>
        </chart:title>
        <chart:legend chart:legend-position="end" svg:x="11.534cm" svg:y="3.703cm" style:legend-expansion="high" chart:style-name="ch3"/>
        <chart:plot-area chart:style-name="ch4" table:cell-range-address="Sheet1.C5:Sheet1.E20 Sheet1.F6:Sheet1.F20" chart:data-source-has-labels="both" svg:x="1.116cm" svg:y="1.273cm" svg:width="11.27cm" svg:height="6.536cm">
          <chartooo:coordinate-region svg:x="1.923cm" svg:y="1.472cm" svg:width="10.183cm" svg:height="5.69cm"/>
          <chart:axis chart:dimension="x" chart:name="primary-x" chart:style-name="ch5" chartooo:axis-type="auto">
            <chartooo:date-scale/>
            <chart:title svg:x="5.926cm" svg:y="7.989cm" chart:style-name="ch6">
              <text:p>Exponents</text:p>
            </chart:title>
            <chart:categories table:cell-range-address="Sheet1.C7:Sheet1.C20"/>
          </chart:axis>
          <chart:axis chart:dimension="y" chart:name="primary-y" chart:style-name="ch5">
            <chart:title svg:x="0.236cm" svg:y="5.392cm" chart:style-name="ch7">
              <text:p>Operations</text:p>
            </chart:title>
            <chart:grid chart:style-name="ch8" chart:class="major"/>
          </chart:axis>
          <chart:series chart:style-name="ch9" chart:values-cell-range-address="Sheet1.D7:Sheet1.D20" chart:label-cell-address="Sheet1.D5:Sheet1.D6" chart:class="chart:line">
            <chart:data-point chart:repeated="14"/>
          </chart:series>
          <chart:series chart:style-name="ch10" chart:values-cell-range-address="Sheet1.E7:Sheet1.E20" chart:label-cell-address="Sheet1.E5:Sheet1.E6" chart:class="chart:line">
            <chart:data-point chart:repeated="14"/>
          </chart:series>
          <chart:series chart:style-name="ch11" chart:values-cell-range-address="Sheet1.F7:Sheet1.F20" chart:label-cell-address="Sheet1.F6:Sheet1.F6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ursive</text:p>
                <text:list>
                  <text:list-item>
                    <text:p/>
                  </text:list-item>
                  <text:list-item>
                    <text:p>Recursive</text:p>
                  </text:list-item>
                </text:list>
                <draw:g>
                  <svg:desc>Sheet1.D5:Sheet1.D6</svg:desc>
                </draw:g>
              </table:table-cell>
              <table:table-cell office:value-type="string">
                <text:p>Looped</text:p>
                <text:list>
                  <text:list-item>
                    <text:p/>
                  </text:list-item>
                  <text:list-item>
                    <text:p>Looped</text:p>
                  </text:list-item>
                </text:list>
                <draw:g>
                  <svg:desc>Sheet1.E5:Sheet1.E6</svg:desc>
                </draw:g>
              </table:table-cell>
              <table:table-cell office:value-type="string">
                <text:p>Recursive w/o mod2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C7:Sheet1.C20</svg:desc>
                </draw:g>
              </table:table-cell>
              <table:table-cell office:value-type="float" office:value="5">
                <text:p>5</text:p>
                <draw:g>
                  <svg:desc>Sheet1.D7:Sheet1.D20</svg:desc>
                </draw:g>
              </table:table-cell>
              <table:table-cell office:value-type="float" office:value="4">
                <text:p>4</text:p>
                <draw:g>
                  <svg:desc>Sheet1.E7:Sheet1.E20</svg:desc>
                </draw:g>
              </table:table-cell>
              <table:table-cell office:value-type="float" office:value="6">
                <text:p>6</text:p>
                <draw:g>
                  <svg:desc>Sheet1.F7:Sheet1.F2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